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pt"/>
    </style:style>
    <style:style style:name="co2" style:family="table-column">
      <style:table-column-properties fo:break-before="auto" style:column-width="60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70.3pt"/>
    </style:style>
    <style:style style:name="co6" style:family="table-column">
      <style:table-column-properties fo:break-before="auto" style:column-width="5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fo:background-color="#ffff00"/>
    </style:style>
    <style:style style:name="ce2" style:family="table-cell" style:parent-style-name="Default" style:data-style-name="N132"/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62.19pt" svg:height="1148.12pt" svg:x="583.74pt" svg:y="15.76pt">
            <loext:p draw:notify-on-update-of-ranges="Sheet1.A7:Sheet1.A7 Sheet1.A8:Sheet1.A18 Sheet1.C7:Sheet1.C7 Sheet1.C8:Sheet1.C18 Sheet1.A7:Sheet1.A7 Sheet1.A8:Sheet1.A18 Sheet1.E7:Sheet1.E7 Sheet1.E8:Sheet1.E18 Sheet1.A7:Sheet1.A7 Sheet1.A8:Sheet1.A18 Sheet1.G7:Sheet1.G7 Sheet1.G8:Sheet1.G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5"/>
        <table:table-column table:style-name="co3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hpc</text:p>
          </table:table-cell>
          <table:table-cell table:style-name="Default" office:value-type="float" office:value="40000" calcext:value-type="float">
            <text:p>40000</text:p>
          </table:table-cell>
          <table:table-cell table:style-name="Default" office:value-type="string" calcext:value-type="string">
            <text:p>ft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Default" office:value-type="float" office:value="3089.8" calcext:value-type="float">
            <text:p>3089.8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Ta</text:p>
          </table:table-cell>
          <table:table-cell table:style-name="Default" table:formula="of:=-56.5+273.15" office:value-type="float" office:value="216.65" calcext:value-type="float">
            <text:p>216.65</text:p>
          </table:table-cell>
          <table:table-cell table:style-name="Default" table:number-columns-repeated="4"/>
          <table:table-cell/>
        </table:table-row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-100" calcext:value-type="float">
            <text:p>-100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t</text:p>
          </table:table-cell>
          <table:table-cell table:style-name="Default" office:value-type="string" calcext:value-type="string">
            <text:p>Vt (knots)</text:p>
          </table:table-cell>
          <table:table-cell table:style-name="Default" office:value-type="string" calcext:value-type="string">
            <text:p>SR air</text:p>
          </table:table-cell>
          <table:table-cell table:style-name="Default" office:value-type="string" calcext:value-type="string">
            <text:p>Vg 100 head</text:p>
          </table:table-cell>
          <table:table-cell table:style-name="Default" office:value-type="string" calcext:value-type="string">
            <text:p>SR 100 head</text:p>
          </table:table-cell>
          <table:table-cell table:style-name="Default" office:value-type="string" calcext:value-type="string">
            <text:p>Vg 100 tail</text:p>
          </table:table-cell>
          <table:table-cell office:value-type="string" calcext:value-type="string">
            <text:p>SR 100 tail</text:p>
          </table:table-cell>
        </table:table-row>
        <table:table-row table:style-name="ro1">
          <table:table-cell table:style-name="ce1" office:value-type="float" office:value="0.8" calcext:value-type="float">
            <text:p>0.80</text:p>
          </table:table-cell>
          <table:table-cell table:formula="of:=[.A8]*SQRT(1.4*[.$B$2]*[.$B$3])*(3600/6076)" office:value-type="float" office:value="458.863244433801" calcext:value-type="float">
            <text:p>458.9</text:p>
          </table:table-cell>
          <table:table-cell office:value-type="float" office:value="0.354" calcext:value-type="float">
            <text:p>0.354</text:p>
          </table:table-cell>
          <table:table-cell table:formula="of:=[.B8]+[.$D$6]" office:value-type="float" office:value="358.863244433801" calcext:value-type="float">
            <text:p>358.9</text:p>
          </table:table-cell>
          <table:table-cell table:formula="of:=([.D8]/[.B8])*[.C8]" office:value-type="float" office:value="0.276852831580179" calcext:value-type="float">
            <text:p>0.277</text:p>
          </table:table-cell>
          <table:table-cell table:formula="of:=[.B8]+[.$F$6]" office:value-type="float" office:value="558.863244433801" calcext:value-type="float">
            <text:p>558.9</text:p>
          </table:table-cell>
          <table:table-cell table:style-name="ce5" table:formula="of:=([.F8]/[.B8])*[.C8]" office:value-type="float" office:value="0.431147168419821" calcext:value-type="float">
            <text:p>0.431</text:p>
          </table:table-cell>
        </table:table-row>
        <table:table-row table:style-name="ro1">
          <table:table-cell table:style-name="ce1" office:value-type="float" office:value="0.81" calcext:value-type="float">
            <text:p>0.81</text:p>
          </table:table-cell>
          <table:table-cell table:formula="of:=[.A9]*SQRT(1.4*[.$B$2]*[.$B$3])*(3600/6076)" office:value-type="float" office:value="464.599034989224" calcext:value-type="float">
            <text:p>464.6</text:p>
          </table:table-cell>
          <table:table-cell office:value-type="float" office:value="0.356" calcext:value-type="float">
            <text:p>0.356</text:p>
          </table:table-cell>
          <table:table-cell table:formula="of:=[.B9]+[.$D$6]" office:value-type="float" office:value="364.599034989224" calcext:value-type="float">
            <text:p>364.6</text:p>
          </table:table-cell>
          <table:table-cell table:formula="of:=([.D9]/[.B9])*[.C9]" office:value-type="float" office:value="0.279374787033671" calcext:value-type="float">
            <text:p>0.279</text:p>
          </table:table-cell>
          <table:table-cell table:formula="of:=[.B9]+[.$F$6]" office:value-type="float" office:value="564.599034989224" calcext:value-type="float">
            <text:p>564.6</text:p>
          </table:table-cell>
          <table:table-cell table:style-name="ce5" table:formula="of:=([.F9]/[.B9])*[.C9]" office:value-type="float" office:value="0.432625212966329" calcext:value-type="float">
            <text:p>0.433</text:p>
          </table:table-cell>
        </table:table-row>
        <table:table-row table:style-name="ro1">
          <table:table-cell table:style-name="ce1" office:value-type="float" office:value="0.82" calcext:value-type="float">
            <text:p>0.82</text:p>
          </table:table-cell>
          <table:table-cell table:formula="of:=[.A10]*SQRT(1.4*[.$B$2]*[.$B$3])*(3600/6076)" office:value-type="float" office:value="470.334825544646" calcext:value-type="float">
            <text:p>470.3</text:p>
          </table:table-cell>
          <table:table-cell office:value-type="float" office:value="0.357" calcext:value-type="float">
            <text:p>0.357</text:p>
          </table:table-cell>
          <table:table-cell table:formula="of:=[.B10]+[.$D$6]" office:value-type="float" office:value="370.334825544646" calcext:value-type="float">
            <text:p>370.3</text:p>
          </table:table-cell>
          <table:table-cell table:formula="of:=([.D10]/[.B10])*[.C10]" office:value-type="float" office:value="0.281096626358341" calcext:value-type="float">
            <text:p>0.281</text:p>
          </table:table-cell>
          <table:table-cell table:formula="of:=[.B10]+[.$F$6]" office:value-type="float" office:value="570.334825544647" calcext:value-type="float">
            <text:p>570.3</text:p>
          </table:table-cell>
          <table:table-cell table:style-name="ce5" table:formula="of:=([.F10]/[.B10])*[.C10]" office:value-type="float" office:value="0.432903373641659" calcext:value-type="float">
            <text:p>0.433</text:p>
          </table:table-cell>
        </table:table-row>
        <table:table-row table:style-name="ro1">
          <table:table-cell table:style-name="ce1" office:value-type="float" office:value="0.83" calcext:value-type="float">
            <text:p>0.83</text:p>
          </table:table-cell>
          <table:table-cell table:formula="of:=[.A11]*SQRT(1.4*[.$B$2]*[.$B$3])*(3600/6076)" office:value-type="float" office:value="476.070616100069" calcext:value-type="float">
            <text:p>476.1</text:p>
          </table:table-cell>
          <table:table-cell office:value-type="float" office:value="0.358" calcext:value-type="float">
            <text:p>0.358</text:p>
          </table:table-cell>
          <table:table-cell table:formula="of:=[.B11]+[.$D$6]" office:value-type="float" office:value="376.070616100069" calcext:value-type="float">
            <text:p>376.1</text:p>
          </table:table-cell>
          <table:table-cell table:formula="of:=([.D11]/[.B11])*[.C11]" office:value-type="float" office:value="0.282801071964343" calcext:value-type="float">
            <text:p>0.283</text:p>
          </table:table-cell>
          <table:table-cell table:formula="of:=[.B11]+[.$F$6]" office:value-type="float" office:value="576.070616100069" calcext:value-type="float">
            <text:p>576.1</text:p>
          </table:table-cell>
          <table:table-cell table:style-name="ce5" table:formula="of:=([.F11]/[.B11])*[.C11]" office:value-type="float" office:value="0.433198928035657" calcext:value-type="float">
            <text:p>0.433</text:p>
          </table:table-cell>
        </table:table-row>
        <table:table-row table:style-name="ro1">
          <table:table-cell table:style-name="ce1" office:value-type="float" office:value="0.84" calcext:value-type="float">
            <text:p>0.84</text:p>
          </table:table-cell>
          <table:table-cell table:formula="of:=[.A12]*SQRT(1.4*[.$B$2]*[.$B$3])*(3600/6076)" office:value-type="float" office:value="481.806406655491" calcext:value-type="float">
            <text:p>481.8</text:p>
          </table:table-cell>
          <table:table-cell office:value-type="float" office:value="0.3587" calcext:value-type="float">
            <text:p>0.3587</text:p>
          </table:table-cell>
          <table:table-cell table:formula="of:=[.B12]+[.$D$6]" office:value-type="float" office:value="381.806406655491" calcext:value-type="float">
            <text:p>381.8</text:p>
          </table:table-cell>
          <table:table-cell table:formula="of:=([.D12]/[.B12])*[.C12]" office:value-type="float" office:value="0.284251010728572" calcext:value-type="float">
            <text:p>0.284</text:p>
          </table:table-cell>
          <table:table-cell table:formula="of:=[.B12]+[.$F$6]" office:value-type="float" office:value="581.806406655491" calcext:value-type="float">
            <text:p>581.8</text:p>
          </table:table-cell>
          <table:table-cell table:style-name="ce5" table:formula="of:=([.F12]/[.B12])*[.C12]" office:value-type="float" office:value="0.433148989271428" calcext:value-type="float">
            <text:p>0.433</text:p>
          </table:table-cell>
        </table:table-row>
        <table:table-row table:style-name="ro1">
          <table:table-cell table:style-name="ce1" office:value-type="float" office:value="0.85" calcext:value-type="float">
            <text:p>0.85</text:p>
          </table:table-cell>
          <table:table-cell table:formula="of:=[.A13]*SQRT(1.4*[.$B$2]*[.$B$3])*(3600/6076)" office:value-type="float" office:value="487.542197210914" calcext:value-type="float">
            <text:p>487.5</text:p>
          </table:table-cell>
          <table:table-cell office:value-type="float" office:value="0.359" calcext:value-type="float">
            <text:p>0.359</text:p>
          </table:table-cell>
          <table:table-cell table:formula="of:=[.B13]+[.$D$6]" office:value-type="float" office:value="387.542197210914" calcext:value-type="float">
            <text:p>387.5</text:p>
          </table:table-cell>
          <table:table-cell table:formula="of:=([.D13]/[.B13])*[.C13]" office:value-type="float" office:value="0.285365348055259" calcext:value-type="float">
            <text:p>0.285</text:p>
          </table:table-cell>
          <table:table-cell table:formula="of:=[.B13]+[.$F$6]" office:value-type="float" office:value="587.542197210914" calcext:value-type="float">
            <text:p>587.5</text:p>
          </table:table-cell>
          <table:table-cell table:style-name="ce5" table:formula="of:=([.F13]/[.B13])*[.C13]" office:value-type="float" office:value="0.432634651944741" calcext:value-type="float">
            <text:p>0.433</text:p>
          </table:table-cell>
        </table:table-row>
        <table:table-row table:style-name="ro1">
          <table:table-cell table:style-name="ce1" office:value-type="float" office:value="0.86" calcext:value-type="float">
            <text:p>0.86</text:p>
          </table:table-cell>
          <table:table-cell table:formula="of:=[.A14]*SQRT(1.4*[.$B$2]*[.$B$3])*(3600/6076)" office:value-type="float" office:value="493.277987766337" calcext:value-type="float">
            <text:p>493.3</text:p>
          </table:table-cell>
          <table:table-cell office:value-type="float" office:value="0.358" calcext:value-type="float">
            <text:p>0.358</text:p>
          </table:table-cell>
          <table:table-cell table:formula="of:=[.B14]+[.$D$6]" office:value-type="float" office:value="393.277987766336" calcext:value-type="float">
            <text:p>393.3</text:p>
          </table:table-cell>
          <table:table-cell table:formula="of:=([.D14]/[.B14])*[.C14]" office:value-type="float" office:value="0.285424290384191" calcext:value-type="float">
            <text:p>0.285</text:p>
          </table:table-cell>
          <table:table-cell table:formula="of:=[.B14]+[.$F$6]" office:value-type="float" office:value="593.277987766337" calcext:value-type="float">
            <text:p>593.3</text:p>
          </table:table-cell>
          <table:table-cell table:style-name="ce5" table:formula="of:=([.F14]/[.B14])*[.C14]" office:value-type="float" office:value="0.430575709615809" calcext:value-type="float">
            <text:p>0.431</text:p>
          </table:table-cell>
        </table:table-row>
        <table:table-row table:style-name="ro1">
          <table:table-cell table:style-name="ce1" office:value-type="float" office:value="0.87" calcext:value-type="float">
            <text:p>0.87</text:p>
          </table:table-cell>
          <table:table-cell table:formula="of:=[.A15]*SQRT(1.4*[.$B$2]*[.$B$3])*(3600/6076)" office:value-type="float" office:value="499.013778321759" calcext:value-type="float">
            <text:p>499.0</text:p>
          </table:table-cell>
          <table:table-cell office:value-type="float" office:value="0.3565" calcext:value-type="float">
            <text:p>0.3565</text:p>
          </table:table-cell>
          <table:table-cell table:formula="of:=[.B15]+[.$D$6]" office:value-type="float" office:value="399.013778321759" calcext:value-type="float">
            <text:p>399.0</text:p>
          </table:table-cell>
          <table:table-cell table:formula="of:=([.D15]/[.B15])*[.C15]" office:value-type="float" office:value="0.285059086845467" calcext:value-type="float">
            <text:p>0.285</text:p>
          </table:table-cell>
          <table:table-cell table:formula="of:=[.B15]+[.$F$6]" office:value-type="float" office:value="599.013778321759" calcext:value-type="float">
            <text:p>599.0</text:p>
          </table:table-cell>
          <table:table-cell table:style-name="ce5" table:formula="of:=([.F15]/[.B15])*[.C15]" office:value-type="float" office:value="0.427940913154533" calcext:value-type="float">
            <text:p>0.428</text:p>
          </table:table-cell>
        </table:table-row>
        <table:table-row table:style-name="ro1">
          <table:table-cell table:style-name="ce1" office:value-type="float" office:value="0.88" calcext:value-type="float">
            <text:p>0.88</text:p>
          </table:table-cell>
          <table:table-cell table:formula="of:=[.A16]*SQRT(1.4*[.$B$2]*[.$B$3])*(3600/6076)" office:value-type="float" office:value="504.749568877182" calcext:value-type="float">
            <text:p>504.7</text:p>
          </table:table-cell>
          <table:table-cell office:value-type="float" office:value="0.354" calcext:value-type="float">
            <text:p>0.354</text:p>
          </table:table-cell>
          <table:table-cell table:formula="of:=[.B16]+[.$D$6]" office:value-type="float" office:value="404.749568877182" calcext:value-type="float">
            <text:p>404.7</text:p>
          </table:table-cell>
          <table:table-cell table:formula="of:=([.D16]/[.B16])*[.C16]" office:value-type="float" office:value="0.283866210527435" calcext:value-type="float">
            <text:p>0.284</text:p>
          </table:table-cell>
          <table:table-cell table:formula="of:=[.B16]+[.$F$6]" office:value-type="float" office:value="604.749568877181" calcext:value-type="float">
            <text:p>604.7</text:p>
          </table:table-cell>
          <table:table-cell table:style-name="ce5" table:formula="of:=([.F16]/[.B16])*[.C16]" office:value-type="float" office:value="0.424133789472565" calcext:value-type="float">
            <text:p>0.424</text:p>
          </table:table-cell>
        </table:table-row>
        <table:table-row table:style-name="ro1">
          <table:table-cell table:style-name="ce1" office:value-type="float" office:value="0.89" calcext:value-type="float">
            <text:p>0.89</text:p>
          </table:table-cell>
          <table:table-cell table:formula="of:=[.A17]*SQRT(1.4*[.$B$2]*[.$B$3])*(3600/6076)" office:value-type="float" office:value="510.485359432604" calcext:value-type="float">
            <text:p>510.5</text:p>
          </table:table-cell>
          <table:table-cell office:value-type="float" office:value="0.3515" calcext:value-type="float">
            <text:p>0.3515</text:p>
          </table:table-cell>
          <table:table-cell table:formula="of:=[.B17]+[.$D$6]" office:value-type="float" office:value="410.485359432604" calcext:value-type="float">
            <text:p>410.5</text:p>
          </table:table-cell>
          <table:table-cell table:formula="of:=([.D17]/[.B17])*[.C17]" office:value-type="float" office:value="0.282643960643517" calcext:value-type="float">
            <text:p>0.283</text:p>
          </table:table-cell>
          <table:table-cell table:formula="of:=[.B17]+[.$F$6]" office:value-type="float" office:value="610.485359432604" calcext:value-type="float">
            <text:p>610.5</text:p>
          </table:table-cell>
          <table:table-cell table:style-name="ce5" table:formula="of:=([.F17]/[.B17])*[.C17]" office:value-type="float" office:value="0.420356039356484" calcext:value-type="float">
            <text:p>0.420</text:p>
          </table:table-cell>
        </table:table-row>
        <table:table-row table:style-name="ro1">
          <table:table-cell table:style-name="ce1" office:value-type="float" office:value="0.9" calcext:value-type="float">
            <text:p>0.90</text:p>
          </table:table-cell>
          <table:table-cell table:formula="of:=[.A18]*SQRT(1.4*[.$B$2]*[.$B$3])*(3600/6076)" office:value-type="float" office:value="516.221149988027" calcext:value-type="float">
            <text:p>516.2</text:p>
          </table:table-cell>
          <table:table-cell office:value-type="float" office:value="0.348" calcext:value-type="float">
            <text:p>0.348</text:p>
          </table:table-cell>
          <table:table-cell table:formula="of:=[.B18]+[.$D$6]" office:value-type="float" office:value="416.221149988027" calcext:value-type="float">
            <text:p>416.2</text:p>
          </table:table-cell>
          <table:table-cell table:formula="of:=([.D18]/[.B18])*[.C18]" office:value-type="float" office:value="0.280587031738612" calcext:value-type="float">
            <text:p>0.281</text:p>
          </table:table-cell>
          <table:table-cell table:formula="of:=[.B18]+[.$F$6]" office:value-type="float" office:value="616.221149988027" calcext:value-type="float">
            <text:p>616.2</text:p>
          </table:table-cell>
          <table:table-cell table:style-name="ce5" table:formula="of:=([.F18]/[.B18])*[.C18]" office:value-type="float" office:value="0.415412968261388" calcext:value-type="float">
            <text:p>0.415</text:p>
          </table:table-cell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3" office:value-type="string" calcext:value-type="string" table:number-columns-spanned="5" table:number-rows-spanned="7">
            <text:p>I read the 40000 ft chart for a 10000lb T-38N at intervals of 0.01 Mach to get the highlighted values. <text:s/>I converted Mach true on a standard day to True Airspeed (Vt). <text:s/>I then added the headwinds and tailwinds to get a ground speed (Vg). <text:s/>Then calculated the new Specific Range (lb/nm). <text:s/>The peaks are pretty much the same Mach with a headwind or tailwind. <text:s/></text:p>
          </table:table-cell>
          <table:covered-table-cell table:number-columns-repeated="4" table:style-name="Default"/>
          <table:table-cell/>
        </table:table-row>
        <table:table-row table:style-name="ro1">
          <table:table-cell/>
          <table:covered-table-cell table:number-columns-repeated="5" table:style-name="Default"/>
          <table:table-cell/>
        </table:table-row>
        <table:table-row table:style-name="ro1">
          <table:table-cell/>
          <table:covered-table-cell table:number-columns-repeated="5" table:style-name="Default"/>
          <table:table-cell/>
        </table:table-row>
        <table:table-row table:style-name="ro1">
          <table:table-cell/>
          <table:covered-table-cell table:number-columns-repeated="5" table:style-name="Default"/>
          <table:table-cell/>
        </table:table-row>
        <table:table-row table:style-name="ro1">
          <table:table-cell/>
          <table:covered-table-cell table:number-columns-repeated="5" table:style-name="Default"/>
          <table:table-cell/>
        </table:table-row>
        <table:table-row table:style-name="ro1">
          <table:table-cell/>
          <table:covered-table-cell table:number-columns-repeated="5" table:style-name="Default"/>
          <table:table-cell/>
        </table:table-row>
        <table:table-row table:style-name="ro1">
          <table:table-cell/>
          <table:covered-table-cell table:number-columns-repeated="5"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14" loext:min-decimal-places="1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 style:data-style-name="N2" text:time-value="21:17:31.379422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21:01:07.402778706</meta:creation-date>
    <meta:generator>LibreOffice/5.3.0.3$MacOSX_X86_64 LibreOffice_project/7074905676c47b82bbcfbea1aeefc84afe1c50e1</meta:generator>
    <dc:date>2018-05-26T22:05:20.200288940</dc:date>
    <meta:editing-duration>PT37M34S</meta:editing-duration>
    <meta:editing-cycles>10</meta:editing-cycles>
    <meta:document-statistic meta:table-count="1" meta:cell-count="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3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minimum="0.8" chart:maximum="0.9" chart:origin="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1">
      <style:chart-properties chart:display-label="true" chart:logarithmic="false" chart:minimum="0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3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306cm" svg:height="40.504cm" xlink:href=".." xlink:type="simple" chart:class="chart:scatter" chart:style-name="ch1">
        <chart:legend chart:legend-position="end" svg:x="12.849cm" svg:y="19.477cm" style:legend-expansion="high" chart:style-name="ch2"/>
        <chart:plot-area chart:style-name="ch3" table:cell-range-address="Sheet1.A7:Sheet1.A18 Sheet1.C7:Sheet1.C18 Sheet1.E7:Sheet1.E18 Sheet1.G7:Sheet1.G18" chart:data-source-has-labels="row" svg:x="0.326cm" svg:y="0.81cm" svg:width="12.197cm" svg:height="38.884cm">
          <chartooo:coordinate-region svg:x="1.476cm" svg:y="1.002cm" svg:width="10.697cm" svg:height="38.0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8:Sheet1.C18" chart:label-cell-address="Sheet1.C7:Sheet1.C7" chart:class="chart:scatter">
            <chart:domain table:cell-range-address="Sheet1.A8:Sheet1.A18"/>
            <chart:data-point chart:repeated="11"/>
          </chart:series>
          <chart:series chart:style-name="ch8" chart:values-cell-range-address="Sheet1.E8:Sheet1.E18" chart:label-cell-address="Sheet1.E7:Sheet1.E7" chart:class="chart:scatter">
            <chart:data-point chart:repeated="11"/>
          </chart:series>
          <chart:series chart:style-name="ch9" chart:values-cell-range-address="Sheet1.G8:Sheet1.G18" chart:label-cell-address="Sheet1.G7:Sheet1.G7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R air</text:p>
                <draw:g>
                  <svg:desc>Sheet1.C7:Sheet1.C7</svg:desc>
                </draw:g>
              </table:table-cell>
              <table:table-cell office:value-type="string">
                <text:p>SR 100 head</text:p>
                <draw:g>
                  <svg:desc>Sheet1.E7:Sheet1.E7</svg:desc>
                </draw:g>
              </table:table-cell>
              <table:table-cell office:value-type="string">
                <text:p>SR 100 tail</text:p>
                <draw:g>
                  <svg:desc>Sheet1.G7:Sheet1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Sheet1.A8:Sheet1.A18</svg:desc>
                </draw:g>
              </table:table-cell>
              <table:table-cell office:value-type="float" office:value="0.354">
                <text:p>0.354</text:p>
                <draw:g>
                  <svg:desc>Sheet1.C8:Sheet1.C18</svg:desc>
                </draw:g>
              </table:table-cell>
              <table:table-cell office:value-type="float" office:value="0.276852831580179">
                <text:p>0.276852831580179</text:p>
                <draw:g>
                  <svg:desc>Sheet1.E8:Sheet1.E18</svg:desc>
                </draw:g>
              </table:table-cell>
              <table:table-cell office:value-type="float" office:value="0.431147168419821">
                <text:p>0.431147168419821</text:p>
                <draw:g>
                  <svg:desc>Sheet1.G8:Sheet1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">
                <text:p>0.81</text:p>
              </table:table-cell>
              <table:table-cell office:value-type="float" office:value="0.356">
                <text:p>0.356</text:p>
              </table:table-cell>
              <table:table-cell office:value-type="float" office:value="0.279374787033671">
                <text:p>0.279374787033671</text:p>
              </table:table-cell>
              <table:table-cell office:value-type="float" office:value="0.432625212966329">
                <text:p>0.432625212966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2">
                <text:p>0.82</text:p>
              </table:table-cell>
              <table:table-cell office:value-type="float" office:value="0.357">
                <text:p>0.357</text:p>
              </table:table-cell>
              <table:table-cell office:value-type="float" office:value="0.281096626358341">
                <text:p>0.281096626358341</text:p>
              </table:table-cell>
              <table:table-cell office:value-type="float" office:value="0.432903373641659">
                <text:p>0.432903373641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">
                <text:p>0.83</text:p>
              </table:table-cell>
              <table:table-cell office:value-type="float" office:value="0.358">
                <text:p>0.358</text:p>
              </table:table-cell>
              <table:table-cell office:value-type="float" office:value="0.282801071964343">
                <text:p>0.282801071964343</text:p>
              </table:table-cell>
              <table:table-cell office:value-type="float" office:value="0.433198928035657">
                <text:p>0.433198928035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4">
                <text:p>0.84</text:p>
              </table:table-cell>
              <table:table-cell office:value-type="float" office:value="0.3587">
                <text:p>0.3587</text:p>
              </table:table-cell>
              <table:table-cell office:value-type="float" office:value="0.284251010728572">
                <text:p>0.284251010728572</text:p>
              </table:table-cell>
              <table:table-cell office:value-type="float" office:value="0.433148989271428">
                <text:p>0.433148989271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  <table:table-cell office:value-type="float" office:value="0.359">
                <text:p>0.359</text:p>
              </table:table-cell>
              <table:table-cell office:value-type="float" office:value="0.285365348055259">
                <text:p>0.285365348055259</text:p>
              </table:table-cell>
              <table:table-cell office:value-type="float" office:value="0.432634651944741">
                <text:p>0.432634651944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">
                <text:p>0.86</text:p>
              </table:table-cell>
              <table:table-cell office:value-type="float" office:value="0.358">
                <text:p>0.358</text:p>
              </table:table-cell>
              <table:table-cell office:value-type="float" office:value="0.285424290384191">
                <text:p>0.285424290384191</text:p>
              </table:table-cell>
              <table:table-cell office:value-type="float" office:value="0.430575709615809">
                <text:p>0.430575709615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">
                <text:p>0.87</text:p>
              </table:table-cell>
              <table:table-cell office:value-type="float" office:value="0.3565">
                <text:p>0.3565</text:p>
              </table:table-cell>
              <table:table-cell office:value-type="float" office:value="0.285059086845467">
                <text:p>0.285059086845467</text:p>
              </table:table-cell>
              <table:table-cell office:value-type="float" office:value="0.427940913154533">
                <text:p>0.427940913154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0.354">
                <text:p>0.354</text:p>
              </table:table-cell>
              <table:table-cell office:value-type="float" office:value="0.283866210527435">
                <text:p>0.283866210527435</text:p>
              </table:table-cell>
              <table:table-cell office:value-type="float" office:value="0.424133789472565">
                <text:p>0.4241337894725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">
                <text:p>0.89</text:p>
              </table:table-cell>
              <table:table-cell office:value-type="float" office:value="0.3515">
                <text:p>0.3515</text:p>
              </table:table-cell>
              <table:table-cell office:value-type="float" office:value="0.282643960643517">
                <text:p>0.282643960643517</text:p>
              </table:table-cell>
              <table:table-cell office:value-type="float" office:value="0.420356039356484">
                <text:p>0.420356039356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">
                <text:p>0.9</text:p>
              </table:table-cell>
              <table:table-cell office:value-type="float" office:value="0.348">
                <text:p>0.348</text:p>
              </table:table-cell>
              <table:table-cell office:value-type="float" office:value="0.280587031738612">
                <text:p>0.280587031738612</text:p>
              </table:table-cell>
              <table:table-cell office:value-type="float" office:value="0.415412968261388">
                <text:p>0.415412968261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MacOSX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